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3">
            <text:p>R-1623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Evelpidou_2012_01">
            <text:p>Evelpidou_2012_01</text:p>
          </table:table-cell>
          <table:table-cell office:value-type="float" office:value="42.12">
            <text:p>42.12</text:p>
          </table:table-cell>
          <table:table-cell office:value-type="float" office:value="11.76">
            <text:p>11.76</text:p>
          </table:table-cell>
          <table:table-cell office:value-type="float" office:value="2050.0">
            <text:p>20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velpidouEtal2012,VacchiEtal2016">
            <text:p>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Evelpidou_2012_02">
            <text:p>Evelpidou_2012_02</text:p>
          </table:table-cell>
          <table:table-cell office:value-type="float" office:value="42.11">
            <text:p>42.11</text:p>
          </table:table-cell>
          <table:table-cell office:value-type="float" office:value="11.76">
            <text:p>11.76</text:p>
          </table:table-cell>
          <table:table-cell office:value-type="float" office:value="2050.0">
            <text:p>20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8">
            <text:p>-0.3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velpidouEtal2012,VacchiEtal2016">
            <text:p>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9044">
            <text:p>LYON-9044</text:p>
          </table:table-cell>
          <table:table-cell office:value-type="float" office:value="44.54">
            <text:p>44.54</text:p>
          </table:table-cell>
          <table:table-cell office:value-type="float" office:value="14.91">
            <text:p>14.91</text:p>
          </table:table-cell>
          <table:table-cell office:value-type="float" office:value="740.0">
            <text:p>74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0.76">
            <text:p>0.7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4,VacchiEtal2016">
            <text:p>MarrinerEtal2014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2">
            <text:p>Lambeck_2004b_02</text:p>
          </table:table-cell>
          <table:table-cell office:value-type="float" office:value="42.03">
            <text:p>42.03</text:p>
          </table:table-cell>
          <table:table-cell office:value-type="float" office:value="11.9">
            <text:p>11.9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LambeckEtal2004b,LambeckEtal2011,EvelpidouEtal2012,VacchiEtal2016">
            <text:p>LambeckEtal2004b,LambeckEtal2011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40">
            <text:p>ROME-2140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1010.0">
            <text:p>11010.0</text:p>
          </table:table-cell>
          <table:table-cell office:value-type="float" office:value="85.0">
            <text:p>85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9">
            <text:p>-4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39">
            <text:p>ROME-2139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0960.0">
            <text:p>1096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9">
            <text:p>-4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38">
            <text:p>ROME-2138</text:p>
          </table:table-cell>
          <table:table-cell office:value-type="float" office:value="41.78">
            <text:p>41.78</text:p>
          </table:table-cell>
          <table:table-cell office:value-type="float" office:value="12.22">
            <text:p>12.22</text:p>
          </table:table-cell>
          <table:table-cell office:value-type="float" office:value="10390.0">
            <text:p>1039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4">
            <text:p>-39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">
            <text:p>R-887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A_a">
            <text:p>R-887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640.0">
            <text:p>46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a">
            <text:p>R-887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640.0">
            <text:p>46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2071">
            <text:p>ROMA-2071</text:p>
          </table:table-cell>
          <table:table-cell office:value-type="float" office:value="41.75">
            <text:p>41.75</text:p>
          </table:table-cell>
          <table:table-cell office:value-type="float" office:value="12.31">
            <text:p>12.31</text:p>
          </table:table-cell>
          <table:table-cell office:value-type="float" office:value="3170.0">
            <text:p>3170.0</text:p>
          </table:table-cell>
          <table:table-cell office:value-type="float" office:value="100.0">
            <text:p>100.0</text:p>
          </table:table-cell>
          <table:table-cell office:value-type="string" office:value="Peat debris">
            <text:p>Peat debri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4">
            <text:p>-1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2068">
            <text:p>ROMA-2068</text:p>
          </table:table-cell>
          <table:table-cell office:value-type="float" office:value="41.75">
            <text:p>41.75</text:p>
          </table:table-cell>
          <table:table-cell office:value-type="float" office:value="12.32">
            <text:p>12.32</text:p>
          </table:table-cell>
          <table:table-cell office:value-type="float" office:value="3040.0">
            <text:p>3040.0</text:p>
          </table:table-cell>
          <table:table-cell office:value-type="float" office:value="55.0">
            <text:p>55.0</text:p>
          </table:table-cell>
          <table:table-cell office:value-type="string" office:value="Peat debris">
            <text:p>Peat debri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4">
            <text:p>-1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1">
            <text:p>Lambeck_2004b_01</text:p>
          </table:table-cell>
          <table:table-cell office:value-type="float" office:value="42.03">
            <text:p>42.03</text:p>
          </table:table-cell>
          <table:table-cell office:value-type="float" office:value="11.86">
            <text:p>11.86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LambeckEtal2004b,EvelpidouEtal2012,VacchiEtal2016">
            <text:p>LambeckEtal2004b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5A">
            <text:p>LTL-1495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2967.0">
            <text:p>2967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4A">
            <text:p>LTL-1494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1955.0">
            <text:p>1955.0</text:p>
          </table:table-cell>
          <table:table-cell office:value-type="float" office:value="50.0">
            <text:p>5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8_A_a">
            <text:p>R-888_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660.0">
            <text:p>766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-8059">
            <text:p>LY-8059</text:p>
          </table:table-cell>
          <table:table-cell office:value-type="float" office:value="41.78">
            <text:p>41.78</text:p>
          </table:table-cell>
          <table:table-cell office:value-type="float" office:value="12.25">
            <text:p>12.25</text:p>
          </table:table-cell>
          <table:table-cell office:value-type="float" office:value="2040.0">
            <text:p>204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799999999999997">
            <text:p>-2.179999999999999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iranEtal2009,VacchiEtal2016">
            <text:p>GoiranEtal2009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1">
            <text:p>Rovere_2011_01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2070.0">
            <text:p>207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2">
            <text:p>Rovere_2011_02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3">
            <text:p>Rovere_2011_03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2450.0">
            <text:p>2450.0</text:p>
          </table:table-cell>
          <table:table-cell office:value-type="float" office:value="200.0">
            <text:p>2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">
            <text:p>-0.7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8">
            <text:p>R-888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6">
            <text:p>LYON-8806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181.0">
            <text:p>9181.0</text:p>
          </table:table-cell>
          <table:table-cell office:value-type="float" office:value="9461.0">
            <text:p>94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4">
            <text:p>R-1624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630.0">
            <text:p>4630.0</text:p>
          </table:table-cell>
          <table:table-cell office:value-type="float" office:value="60.0">
            <text:p>60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44">
            <text:p>ROME-2144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0835.0">
            <text:p>10835.0</text:p>
          </table:table-cell>
          <table:table-cell office:value-type="float" office:value="85.0">
            <text:p>85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0">
            <text:p>-4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9">
            <text:p>R-889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770.0">
            <text:p>777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a">
            <text:p>R-1200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9750.0">
            <text:p>97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0">
            <text:p>-3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2075A">
            <text:p>LTL-2075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4618.0">
            <text:p>4618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2076A">
            <text:p>LTL-2076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7191.0">
            <text:p>7191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_b">
            <text:p>R-1200_b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9580.0">
            <text:p>958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0">
            <text:p>-28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4271A">
            <text:p>LTL-4271A</text:p>
          </table:table-cell>
          <table:table-cell office:value-type="float" office:value="41.74">
            <text:p>41.74</text:p>
          </table:table-cell>
          <table:table-cell office:value-type="float" office:value="12.31">
            <text:p>12.31</text:p>
          </table:table-cell>
          <table:table-cell office:value-type="float" office:value="3520.0">
            <text:p>3520.0</text:p>
          </table:table-cell>
          <table:table-cell office:value-type="float" office:value="40.0">
            <text:p>40.0</text:p>
          </table:table-cell>
          <table:table-cell office:value-type="string" office:value="Bone fragment">
            <text:p>Bone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471_a2">
            <text:p>LTL-471_a2</text:p>
          </table:table-cell>
          <table:table-cell office:value-type="float" office:value="41.78">
            <text:p>41.78</text:p>
          </table:table-cell>
          <table:table-cell office:value-type="float" office:value="12.27">
            <text:p>12.27</text:p>
          </table:table-cell>
          <table:table-cell office:value-type="float" office:value="6070.0">
            <text:p>6070.0</text:p>
          </table:table-cell>
          <table:table-cell office:value-type="float" office:value="40.0">
            <text:p>40.0</text:p>
          </table:table-cell>
          <table:table-cell office:value-type="string" office:value="Marine shell (Thracia sp)">
            <text:p>Marine shell (Thraci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_A-a">
            <text:p>R-1200_A-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9570.0">
            <text:p>95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0">
            <text:p>-28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">
            <text:p>R-1200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9580.0">
            <text:p>9580.0</text:p>
          </table:table-cell>
          <table:table-cell office:value-type="float" office:value="60.0">
            <text:p>60.0</text:p>
          </table:table-cell>
          <table:table-cell office:value-type="string" office:value="Silt ">
            <text:p>Silt 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0.0">
            <text:p>-3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9">
            <text:p>R-1199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3">
            <text:p>Lambeck_2004b_03</text:p>
          </table:table-cell>
          <table:table-cell office:value-type="float" office:value="42.0">
            <text:p>42.0</text:p>
          </table:table-cell>
          <table:table-cell office:value-type="float" office:value="11.82">
            <text:p>11.8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mbeckEtal2004b,LambeckEtal2011,EvelpidouEtal2012,VacchiEtal2016">
            <text:p>LambeckEtal2004b,LambeckEtal2011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5">
            <text:p>LYON-8805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259.0">
            <text:p>9259.0</text:p>
          </table:table-cell>
          <table:table-cell office:value-type="float" office:value="9494.0">
            <text:p>9494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785">
            <text:p>LYON-8785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3361.0">
            <text:p>3361.0</text:p>
          </table:table-cell>
          <table:table-cell office:value-type="float" office:value="3459.0">
            <text:p>345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3">
            <text:p>LYON-8803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462.0">
            <text:p>9462.0</text:p>
          </table:table-cell>
          <table:table-cell office:value-type="float" office:value="9726.0">
            <text:p>9726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5.25">
            <text:p>-15.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056">
            <text:p>LYON-8056</text:p>
          </table:table-cell>
          <table:table-cell office:value-type="float" office:value="41.79">
            <text:p>41.79</text:p>
          </table:table-cell>
          <table:table-cell office:value-type="float" office:value="12.29">
            <text:p>12.29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9.475">
            <text:p>-19.4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1718">
            <text:p>ROMA-1718</text:p>
          </table:table-cell>
          <table:table-cell office:value-type="float" office:value="41.79">
            <text:p>41.79</text:p>
          </table:table-cell>
          <table:table-cell office:value-type="float" office:value="12.27">
            <text:p>12.27</text:p>
          </table:table-cell>
          <table:table-cell office:value-type="float" office:value="8490.0">
            <text:p>84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a">
            <text:p>R-1198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_b">
            <text:p>R-1198_b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50.0">
            <text:p>4750.0</text:p>
          </table:table-cell>
          <table:table-cell office:value-type="float" office:value="60.0">
            <text:p>6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_a">
            <text:p>R-1198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">
            <text:p>R-1198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750.0">
            <text:p>4750.0</text:p>
          </table:table-cell>
          <table:table-cell office:value-type="float" office:value="60.0">
            <text:p>6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6">
            <text:p>R-1626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8850.0">
            <text:p>8850.0</text:p>
          </table:table-cell>
          <table:table-cell office:value-type="float" office:value="90.0">
            <text:p>90.0</text:p>
          </table:table-cell>
          <table:table-cell office:value-type="string" office:value="Marine gastropod shell">
            <text:p>Marine gastropod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6A">
            <text:p>LTL-1496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4529.0">
            <text:p>4529.0</text:p>
          </table:table-cell>
          <table:table-cell office:value-type="float" office:value="55.0">
            <text:p>55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057">
            <text:p>LYON-8057</text:p>
          </table:table-cell>
          <table:table-cell office:value-type="float" office:value="41.79">
            <text:p>41.79</text:p>
          </table:table-cell>
          <table:table-cell office:value-type="float" office:value="12.29">
            <text:p>12.29</text:p>
          </table:table-cell>
          <table:table-cell office:value-type="float" office:value="8260.0">
            <text:p>8260.0</text:p>
          </table:table-cell>
          <table:table-cell office:value-type="float" office:value="40.0">
            <text:p>4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05">
            <text:p>-19.5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9_A_a">
            <text:p>R-889_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670.0">
            <text:p>76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0000000000001">
            <text:p>-8.8500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